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Arial" style:font-name-complex="Arial" fo:font-size="18pt" style:font-size-asian="18pt" style:font-size-complex="18pt"/>
    </style:style>
    <style:style style:name="P2" style:parent-style-name="Subtítulo" style:family="paragraph">
      <style:paragraph-properties fo:text-align="center"/>
      <style:text-properties style:font-name="Arial" style:font-name-complex="Arial" style:use-window-font-color="true" fo:font-size="18pt" style:font-size-asian="18pt" style:font-size-complex="18pt"/>
    </style:style>
    <style:style style:name="P3" style:parent-style-name="Normal" style:family="paragraph">
      <style:paragraph-properties fo:text-align="justify" fo:margin-top="0.1666in" fo:line-height="100%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text-align="justify" fo:margin-top="0.1666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ES"/>
    </style:style>
    <style:style style:name="T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ES"/>
    </style:style>
    <style:style style:name="P7" style:parent-style-name="Textbody" style:list-style-name="LFO1" style:family="paragraph">
      <style:text-properties style:font-name="Arial" style:font-name-complex="Arial"/>
    </style:style>
    <style:style style:name="P8" style:parent-style-name="Textbody" style:list-style-name="LFO1" style:family="paragraph">
      <style:paragraph-properties fo:text-align="justify"/>
    </style:style>
    <style:style style:name="T9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10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11" style:parent-style-name="Textbody" style:list-style-name="LFO1" style:family="paragraph">
      <style:paragraph-properties fo:text-align="justify"/>
    </style:style>
    <style:style style:name="T12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13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14" style:parent-style-name="Textbody" style:list-style-name="LFO1" style:family="paragraph">
      <style:paragraph-properties fo:text-align="justify"/>
    </style:style>
    <style:style style:name="T15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16" style:parent-style-name="Textbody" style:list-style-name="LFO1" style:family="paragraph">
      <style:paragraph-properties fo:text-align="justify"/>
    </style:style>
    <style:style style:name="T17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18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19" style:parent-style-name="Textbody" style:list-style-name="LFO1" style:family="paragraph">
      <style:paragraph-properties fo:text-align="justify"/>
    </style:style>
    <style:style style:name="T20" style:parent-style-name="Fuentedepárrafopredeter." style:family="text">
      <style:text-properties style:font-name="Arial" style:font-name-complex="Arial"/>
    </style:style>
    <style:style style:name="P21" style:parent-style-name="Textbody" style:list-style-name="LFO1" style:family="paragraph">
      <style:paragraph-properties fo:text-align="justify"/>
    </style:style>
    <style:style style:name="T22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23" style:parent-style-name="Textbody" style:list-style-name="LFO1" style:family="paragraph">
      <style:paragraph-properties fo:text-align="justify"/>
    </style:style>
    <style:style style:name="T24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25" style:parent-style-name="Textbody" style:list-style-name="LFO1" style:family="paragraph">
      <style:paragraph-properties fo:text-align="justify"/>
    </style:style>
    <style:style style:name="T26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27" style:parent-style-name="Textbody" style:list-style-name="LFO1" style:family="paragraph">
      <style:paragraph-properties fo:text-align="justify"/>
    </style:style>
    <style:style style:name="T28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29" style:parent-style-name="Textbody" style:list-style-name="LFO1" style:family="paragraph">
      <style:paragraph-properties fo:text-align="justify"/>
    </style:style>
    <style:style style:name="T30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31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32" style:parent-style-name="Textbody" style:list-style-name="LFO1" style:family="paragraph">
      <style:paragraph-properties fo:text-align="justify"/>
    </style:style>
    <style:style style:name="T33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34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T35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36" style:parent-style-name="Textbody" style:list-style-name="LFO1" style:family="paragraph">
      <style:paragraph-properties fo:text-align="justify"/>
    </style:style>
    <style:style style:name="T37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38" style:parent-style-name="Textbody" style:list-style-name="LFO1" style:family="paragraph">
      <style:paragraph-properties fo:text-align="justify"/>
    </style:style>
    <style:style style:name="T39" style:parent-style-name="StrongEmphasis" style:family="text">
      <style:text-properties style:font-name="Arial" style:font-name-complex="Arial" fo:font-weight="normal" style:font-weight-asian="normal" style:font-weight-complex="normal"/>
    </style:style>
    <style:style style:name="P40" style:parent-style-name="Textbody" style:family="paragraph">
      <style:paragraph-properties fo:text-align="justify" fo:margin-left="0.3486in">
        <style:tab-stops/>
      </style:paragraph-properties>
    </style:style>
    <style:style style:name="P41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3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5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6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8" style:parent-style-name="Textbody" style:list-style-name="LFO2" style:family="paragraph">
      <style:paragraph-properties fo:text-align="justify"/>
      <style:text-properties style:font-name="Arial" style:font-name-complex="Arial"/>
    </style:style>
    <style:style style:name="P49" style:parent-style-name="Textbody" style:list-style-name="LFO2" style:family="paragraph">
      <style:paragraph-properties fo:text-align="justify"/>
      <style:text-properties style:font-name="Arial" style:font-name-complex="Arial"/>
    </style:style>
    <style:style style:name="P50" style:parent-style-name="Textbody" style:list-style-name="LFO2" style:family="paragraph">
      <style:paragraph-properties fo:text-align="justify"/>
      <style:text-properties style:font-name="Arial" style:font-name-complex="Arial"/>
    </style:style>
    <style:style style:name="P51" style:parent-style-name="Textbody" style:list-style-name="LFO2" style:family="paragraph">
      <style:paragraph-properties fo:text-align="justify"/>
    </style:style>
    <style:style style:name="T52" style:parent-style-name="Fuentedepárrafopredeter." style:family="text">
      <style:text-properties style:font-name="Arial" style:font-name-complex="Arial"/>
    </style:style>
    <style:style style:name="T53" style:parent-style-name="Fuentedepárrafopredeter." style:family="text">
      <style:text-properties style:font-name="Arial" style:font-name-complex="Arial"/>
    </style:style>
    <style:style style:name="P54" style:parent-style-name="Textbody" style:list-style-name="LFO2" style:family="paragraph">
      <style:paragraph-properties fo:text-align="justify"/>
      <style:text-properties style:font-name="Arial" style:font-name-complex="Arial"/>
    </style:style>
    <style:style style:name="P55" style:parent-style-name="Textbody" style:family="paragraph">
      <style:paragraph-properties fo:text-align="justify"/>
      <style:text-properties style:font-name="Arial" style:font-name-complex="Arial"/>
    </style:style>
    <style:style style:name="P56" style:parent-style-name="Textbody" style:family="paragraph">
      <style:text-properties fo:font-weight="bold" style:font-weight-asian="bold" fo:font-size="10pt" style:font-size-asian="10pt" style:font-size-complex="10pt"/>
    </style:style>
    <style:style style:name="P57" style:parent-style-name="Textbody" style:family="paragraph">
      <style:text-properties style:font-name="Arial" style:font-name-complex="Arial"/>
    </style:style>
    <style:style style:name="P58" style:parent-style-name="Normal" style:family="paragraph">
      <style:paragraph-properties fo:text-align="justify" fo:margin-top="0.1666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Antonio Jiménez Sevilla</text:p>
      <text:p text:style-name="P2">Tarea paraSGE01</text:p>
      <text:p text:style-name="P3"/>
      <text:p text:style-name="P4">Enunciado</text:p>
      <text:p text:style-name="Saludo"><text:span text:style-name="T5">A partir de un caso práctico de una empresa que se dedica a la venta por internet de material informático y de portátiles a medida, busca al menos siete referencias a la<text:s/></text:span><text:span text:style-name="T6">utilización de su sistema de gestión ERP. Además razona, al menos, dos ventajas o beneficios de las que disfruta la empresa por usar un sistema ERP.</text:span></text:p>
      <text:list text:style-name="LFO1" text:continue-numbering="true">
        <text:list-item>
          <text:p text:style-name="P7">Aviso de revisado de crédito cuando se está realizando una compra.</text:p>
        </text:list-item>
        <text:list-item>
          <text:p text:style-name="P8"><text:span text:style-name="T9">Si un artículo es configurado, generar l</text:span><text:span text:style-name="T10">as instrucciones de fabricación según las características que quiere el cliente.</text:span></text:p>
        </text:list-item>
        <text:list-item>
          <text:p text:style-name="P11"><text:span text:style-name="T12">G</text:span><text:span text:style-name="T13">enerar un pedido de compra para satisfacer la orden de pedido del cliente.</text:span></text:p>
        </text:list-item>
        <text:list-item>
          <text:p text:style-name="P14"><text:span text:style-name="T15">Generación de propuesta de compra a fábrica.</text:span></text:p>
        </text:list-item>
        <text:list-item>
          <text:p text:style-name="P16"><text:span text:style-name="T17">Comprobación de la disponibilid</text:span><text:span text:style-name="T18">ad de materiales y disponibilidad de capacidad en horas por grupo de planificación.</text:span></text:p>
        </text:list-item>
        <text:list-item>
          <text:p text:style-name="P19"><text:span text:style-name="T20">Opción de atrasar el pedido o hacer turno especial por parte del personal.</text:span></text:p>
        </text:list-item>
        <text:list-item>
          <text:p text:style-name="P21"><text:span text:style-name="T22">Convertimos automáticamente la propuesta de pedido en orden de fabricación.</text:span></text:p>
        </text:list-item>
        <text:list-item>
          <text:p text:style-name="P23"><text:span text:style-name="T24">Confirmación del pedido por parte del departamento comercial.</text:span></text:p>
        </text:list-item>
        <text:list-item>
          <text:p text:style-name="P25"><text:span text:style-name="T26">Convertir varias propuestas de un proveedor en un solo pedido.</text:span></text:p>
        </text:list-item>
        <text:list-item>
          <text:p text:style-name="P27"><text:span text:style-name="T28">El sistema nos avisa si debemos renovar algún acuerdo de un artículo con el proveedor.</text:span></text:p>
        </text:list-item>
        <text:list-item>
          <text:p text:style-name="P29"><text:span text:style-name="T30">Gracias a los códigos de barras que<text:s/></text:span><text:span text:style-name="T31">reportan cada operario podemos comprobar en los boletines de trabajo si existe desviación con respecto al tiempo de fabricación estándar de ese producto y también nos permite controlar el coste de fabricación.</text:span></text:p>
        </text:list-item>
        <text:list-item>
          <text:p text:style-name="P32"><text:span text:style-name="T33">Unidad de co-clasificación para aunar varias<text:s/></text:span><text:span text:style-name="T34">órdenes</text:span><text:span text:style-name="T35"><text:s/>de fabricación.</text:span></text:p>
        </text:list-item>
        <text:list-item>
          <text:p text:style-name="P36"><text:span text:style-name="T37">Las facturas que recibimos se coordinan con las entregas de los proveedores y no propone una cuenta contable para cada producto.</text:span></text:p>
        </text:list-item>
        <text:list-item>
          <text:p text:style-name="P38"><text:span text:style-name="T39">El sistema nos permite establecer la política de seguimiento de cobros a realizar para cada cliente.</text:span></text:p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>Ventajas y beneficios:</text:p>
      <text:p text:style-name="P47"/>
      <text:list text:style-name="LFO2" text:continue-numbering="true">
        <text:list-item>
          <text:p text:style-name="P48">El ERP va a permitir la reducción de plazos de entrega con cantidades cada vez menores, disminuyendo costes y aumentando beneficios.</text:p>
        </text:list-item>
        <text:list-item>
          <text:p text:style-name="P49">Permite resolver problemas derivados de los pedidos tales como falta de existencia de un<text:s/>artículo.</text:p>
        </text:list-item>
        <text:list-item>
          <text:p text:style-name="P50">Un ERP es también un recolector de datos, estos datos, con el tiempo, tienen un valor incalculable si se tratan adecuadamente.<text:s/></text:p>
        </text:list-item>
        <text:list-item>
          <text:p text:style-name="P51"><text:span text:style-name="T52">Se puede aumentar la producción de un determinado producto según la demanda y disminuir o anular otro si no tiene aceptación e</text:span><text:span text:style-name="T53">n el mercado.</text:span></text:p>
        </text:list-item>
        <text:list-item>
          <text:p text:style-name="P54">Aumenta la eficiencia<text:s/>operativa<text:s/>teniendo una previsión de futuro en el almacenaje.</text:p>
        </text:list-item>
      </text:list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AcrónimoHTML" style:display-name="Acrónimo HTML" style:family="text" style:parent-style-name="Fuentedepárrafopredeter."/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aludo" style:display-name="Saludo" style:family="paragraph" style:parent-style-name="Normal" style:next-style-name="Normal">
      <style:text-properties fo:hyphenate="false"/>
    </style:style>
    <style:style style:name="SaludoCar" style:display-name="Saludo Car" style:family="text" style:parent-style-name="Fuentedepárrafopredeter.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weight="bold" style:font-weight-asian="bold" style:font-weight-complex="bold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iménez Sevilla</meta:initial-creator>
    <dc:creator>Antonio Jiménez Sevilla</dc:creator>
    <meta:creation-date>2021-10-17T12:53:00Z</meta:creation-date>
    <dc:date>2021-10-24T17:37:00Z</dc:date>
    <meta:print-date>2021-10-24T17:37:00Z</meta:print-date>
    <meta:template xlink:href="Normal" xlink:type="simple"/>
    <meta:editing-cycles>6</meta:editing-cycles>
    <meta:editing-duration>PT2820S</meta:editing-duration>
    <meta:document-statistic meta:page-count="1" meta:paragraph-count="4" meta:word-count="356" meta:character-count="2315" meta:row-count="16" meta:non-whitespace-character-count="1963"/>
  </office:meta>
</office:document-meta>
</file>